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Vérifier le nombre de points de NBI selon la catégorie du bénéficiaire</text:p>
      <text:p text:style-name="Normal"/>
      <text:p text:style-name="P2">Rappel de la règle <text:s text:c="2"/></text:p>
      <text:p text:style-name="Normal">Le cumul de plusieurs NBI n’est pas possible.</text:p>
      <text:p text:style-name="Normal">Lorsqu’un fonctionnaire remplit les conditions pour percevoir une bonification à plus d’un titre en application des décrets n°2006-779 et 2006-780 du 3 juillet 2006, il ne perçoit qu’une NBI, celle dont le montant de points majorés est le plus élevé.</text:p>
      <text:p text:style-name="Normal"/>
      <text:p text:style-name="P3">Données produites</text:p>
      <text:p text:style-name="Normal">L’absence de cumul est automatiquement vérifiée, par ce test entièrement automatisé.</text:p>
      <text:p text:style-name="Normal">Les éventuels cas de cumuls sont signalé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9T13:45:00Z</meta:creation-date>
    <dc:date>2018-04-09T13:50:00Z</dc:date>
    <meta:template xlink:href="Normal" xlink:type="simple"/>
    <meta:editing-cycles>1</meta:editing-cycles>
    <meta:editing-duration>PT300S</meta:editing-duration>
    <meta:document-statistic meta:page-count="1" meta:paragraph-count="1" meta:word-count="82" meta:character-count="538" meta:row-count="3" meta:non-whitespace-character-count="457"/>
  </office:meta>
</office:document-meta>
</file>